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text-properties fo:language="en" fo:country="US"/>
    </style:style>
    <style:style style:name="P2" style:family="paragraph" style:parent-style-name="Preformatted_20_Text">
      <style:paragraph-properties fo:margin-top="0in" fo:margin-bottom="0.1965in" style:contextual-spacing="false"/>
      <style:text-properties fo:language="en" fo:country="US"/>
    </style:style>
    <style:style style:name="P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077549"/>
    </style:style>
    <style:style style:name="P4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00ca2a5" officeooo:paragraph-rsid="00077549"/>
    </style:style>
    <style:style style:name="P5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officeooo:paragraph-rsid="00077549" style:font-size-asian="11pt"/>
    </style:style>
    <style:style style:name="P6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fo:font-weight="normal" officeooo:paragraph-rsid="00077549" style:font-size-asian="11pt" style:font-weight-asian="normal"/>
    </style:style>
    <style:style style:name="T1" style:family="text">
      <style:text-properties fo:color="#2eaebb" loext:opacity="100%" style:font-name="Menlo-Regular" fo:font-size="11pt" style:font-size-asian="11pt"/>
    </style:style>
    <style:style style:name="T2" style:family="text">
      <style:text-properties fo:color="#2eaebb" loext:opacity="100%" style:font-name="Menlo-Regular" fo:font-size="11pt" fo:font-weight="normal" style:font-size-asian="11pt" style:font-weight-asian="normal"/>
    </style:style>
    <style:style style:name="T3" style:family="text">
      <style:text-properties fo:color="#2fb41d" loext:opacity="100%" style:font-name="Menlo-Bold" fo:font-size="11pt" fo:font-weight="bold" style:font-size-asian="11pt" style:font-weight-asian="bold"/>
    </style:style>
    <style:style style:name="T4" style:family="text">
      <style:text-properties fo:color="#000000" loext:opacity="100%" style:font-name="Menlo-Regular" fo:font-size="11pt" fo:font-weight="normal" style:font-size-asian="11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# This is the default ansible 'hosts' file.</text:span></text:p>
      <text:p text:style-name="P3"><text:span text:style-name="T1">#</text:span></text:p>
      <text:p text:style-name="P3"><text:span text:style-name="T1"># It should live in /etc/ansible/hosts</text:span></text:p>
      <text:p text:style-name="P3"><text:span text:style-name="T1">#</text:span></text:p>
      <text:p text:style-name="P3"><text:span text:style-name="T1"># <text:s text:c="2"/>- Comments begin with the '#' character</text:span></text:p>
      <text:p text:style-name="P3"><text:span text:style-name="T1"># <text:s text:c="2"/>- Blank lines are ignored</text:span></text:p>
      <text:p text:style-name="P3"><text:span text:style-name="T1"># <text:s text:c="2"/>- Groups of hosts are delimited by [header] elements</text:span></text:p>
      <text:p text:style-name="P3"><text:span text:style-name="T1"># <text:s text:c="2"/>- You can enter hostnames or ip addresses</text:span></text:p>
      <text:p text:style-name="P3"><text:span text:style-name="T1"># <text:s text:c="2"/>- A hostname/ip can be a member of multiple groups</text:span></text:p>
      <text:p text:style-name="P5"/>
      <text:p text:style-name="P3"><text:span text:style-name="T1"># Ex 1: Ungrouped hosts, specify before any group headers.</text:span></text:p>
      <text:p text:style-name="P5"/>
      <text:p text:style-name="P3"><text:span text:style-name="T1">#green.example.com</text:span></text:p>
      <text:p text:style-name="P3"><text:span text:style-name="T1">#blue.example.com</text:span></text:p>
      <text:p text:style-name="P3"><text:span text:style-name="T1">#192.168.100.1</text:span></text:p>
      <text:p text:style-name="P3"><text:span text:style-name="T1">#192.168.100.10</text:span></text:p>
      <text:p text:style-name="P5"/>
      <text:p text:style-name="P3"><text:span text:style-name="T1"># Ex 2: A collection of hosts belonging to the 'webservers' group</text:span></text:p>
      <text:p text:style-name="P5"/>
      <text:p text:style-name="P3"><text:span text:style-name="T3">[webservers]</text:span></text:p>
      <text:p text:style-name="P3"><text:span text:style-name="T4">10.0.0.5 ansible_python_interpreter=/usr/bin/python3</text:span></text:p>
      <text:p text:style-name="P3"><text:span text:style-name="T4">10.0.0.6 ansible_python_interpreter=/usr/bin/python3</text:span></text:p>
      <text:p text:style-name="P3"><text:span text:style-name="T4">10.0.0.7 ansible_python_interpreter=/usr/bin/python3</text:span></text:p>
      <text:p text:style-name="P6"/>
      <text:p text:style-name="P3"><text:span text:style-name="T3">[elk]</text:span></text:p>
      <text:p text:style-name="P3"><text:span text:style-name="T4">10.1.0.4 ansible_python_interpreter=/usr/bin/python3</text:span></text:p>
      <text:p text:style-name="P3"><text:span text:style-name="T2">#alpha.example.org</text:span></text:p>
      <text:p text:style-name="P3"><text:span text:style-name="T2">#beta.example.org</text:span></text:p>
      <text:p text:style-name="P3"><text:span text:style-name="T2">#192.168.1.100</text:span></text:p>
      <text:p text:style-name="P3"><text:span text:style-name="T2">#192.168.1.110</text:span></text:p>
      <text:p text:style-name="P6"/>
      <text:p text:style-name="P3"><text:span text:style-name="T2"># If you have multiple hosts following a pattern you can specify</text:span></text:p>
      <text:p text:style-name="P3"><text:span text:style-name="T2"># them like this:</text:span></text:p>
      <text:p text:style-name="P6"/>
      <text:p text:style-name="P3"><text:span text:style-name="T2">#www[001:006].example.com</text:span></text:p>
      <text:p text:style-name="P6"/>
      <text:p text:style-name="P3"><text:span text:style-name="T2"># Ex 3: A collection of database servers in the 'dbservers' group</text:span></text:p>
      <text:p text:style-name="P6"/>
      <text:p text:style-name="P3"><text:span text:style-name="T2">#[dbservers]</text:span></text:p>
      <text:p text:style-name="P3"><text:span text:style-name="T1">#</text:span></text:p>
      <text:p text:style-name="P3"><text:span text:style-name="T1">#db01.intranet.mydomain.net</text:span></text:p>
      <text:p text:style-name="P3"><text:span text:style-name="T1">#db02.intranet.mydomain.net</text:span></text:p>
      <text:p text:style-name="P3"><text:span text:style-name="T1">#10.25.1.56</text:span></text:p>
      <text:p text:style-name="P3"><text:span text:style-name="T1">#10.25.1.57</text:span></text:p>
      <text:p text:style-name="P5"/>
      <text:p text:style-name="P3"><text:span text:style-name="T1"># Here's another example of host ranges, this time there are no</text:span></text:p>
      <text:p text:style-name="P3"><text:span text:style-name="T1"># leading 0s:</text:span></text:p>
      <text:p text:style-name="P5"/>
      <text:p text:style-name="P3"><text:span text:style-name="T1">#db-[99:101]-node.example.co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30T23:06:49.152491691</meta:creation-date>
    <dc:date>2022-03-31T17:31:06.213056112</dc:date>
    <meta:editing-duration>PT7M29S</meta:editing-duration>
    <meta:editing-cycles>2</meta:editing-cycles>
    <meta:generator>LibreOffice/7.2.5.2$MacOSX_X86_64 LibreOffice_project/499f9727c189e6ef3471021d6132d4c694f357e5</meta:generator>
    <meta:document-statistic meta:table-count="0" meta:image-count="0" meta:object-count="0" meta:page-count="1" meta:paragraph-count="38" meta:word-count="151" meta:character-count="1150" meta:non-whitespace-character-count="1027"/>
  </office:meta>
</office:document-meta>
</file>